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ffff" draw:fill-color="#cde4fa" draw:textarea-horizontal-align="justify" draw:textarea-vertical-align="middle" draw:auto-grow-height="false" fo:min-height="29.152cm" fo:min-width="26.186cm"/>
      <style:paragraph-properties style:writing-mode="lr-tb"/>
    </style:style>
    <style:style style:name="gr2" style:family="graphic" style:parent-style-name="standard">
      <style:graphic-properties draw:stroke="none" svg:stroke-color="#00ffff" draw:fill-color="#adc8e3" draw:textarea-horizontal-align="justify" draw:textarea-vertical-align="middle" draw:auto-grow-height="false" fo:min-height="14.916cm" fo:min-width="15.91cm"/>
      <style:paragraph-properties style:writing-mode="lr-tb"/>
    </style:style>
    <style:style style:name="gr3" style:family="graphic" style:parent-style-name="standard">
      <style:graphic-properties draw:stroke="none" svg:stroke-color="#00ffff" draw:fill-color="#d0d0d0" draw:textarea-horizontal-align="justify" draw:textarea-vertical-align="middle" draw:auto-grow-height="false" fo:min-height="29.118cm" fo:min-width="16.082cm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color="#000000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solid" svg:stroke-color="#000000" draw:fill-color="#5aa7f3" draw:textarea-horizontal-align="justify" draw:textarea-vertical-align="middle" draw:auto-grow-height="false" fo:min-height="2.288cm" fo:min-width="4.942cm"/>
      <style:paragraph-properties style:writing-mode="lr-tb"/>
    </style:style>
    <style:style style:name="gr6" style:family="graphic" style:parent-style-name="standard">
      <style:graphic-properties draw:stroke="solid" svg:stroke-color="#000000" draw:fill-color="#5aa7f3" draw:textarea-horizontal-align="justify" draw:textarea-vertical-align="middle" draw:auto-grow-height="false" fo:min-height="2.288cm" fo:min-width="5.5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8" style:family="graphic" style:parent-style-name="standard">
      <style:graphic-properties draw:stroke="solid" svg:stroke-color="#000000" draw:fill-color="#5aa7f3" draw:textarea-horizontal-align="justify" draw:textarea-vertical-align="middle" draw:auto-grow-height="false" fo:min-height="2.288cm" fo:min-width="4.306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473cm" fo:min-width="0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1.265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8.31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1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6.342cm" fo:min-width="0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58cm"/>
      <style:paragraph-properties style:writing-mode="lr-tb"/>
    </style:style>
    <style:style style:name="gr18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2.248cm" fo:min-width="5.79cm"/>
      <style:paragraph-properties style:writing-mode="lr-tb"/>
    </style:style>
    <style:style style:name="gr19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2.288cm" fo:min-width="4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49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3.087cm" fo:min-width="0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0.428cm" fo:min-width="0cm"/>
      <style:paragraph-properties style:writing-mode="lr-tb"/>
    </style:style>
    <style:style style:name="gr23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8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32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18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474cm" fo:min-width="0cm"/>
      <style:paragraph-properties style:writing-mode="lr-tb"/>
    </style:style>
    <style:style style:name="gr31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2.296cm" fo:min-width="1.963cm"/>
      <style:paragraph-properties style:writing-mode="lr-tb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31.754cm" fo:min-width="44.20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686cm" fo:min-width="0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89cm"/>
      <style:paragraph-properties style:writing-mode="lr-tb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draw:stroke="none" svg:stroke-color="#00ffff" draw:fill-color="#adc8e3" draw:textarea-horizontal-align="justify" draw:textarea-vertical-align="middle" draw:auto-grow-height="false" fo:min-height="9.656cm" fo:min-width="13.978cm"/>
    </style:style>
    <style:style style:name="gr37" style:family="graphic" style:parent-style-name="standard">
      <style:graphic-properties draw:stroke="solid" svg:stroke-color="#000000" draw:fill-color="#5aa7f3" draw:textarea-horizontal-align="justify" draw:textarea-vertical-align="middle" draw:auto-grow-height="false" fo:min-height="1.063cm" fo:min-width="3.931cm"/>
      <style:paragraph-properties style:writing-mode="lr-tb"/>
    </style:style>
    <style:style style:name="gr38" style:family="graphic" style:parent-style-name="standard">
      <style:graphic-properties draw:stroke="solid" svg:stroke-color="#000000" draw:fill-color="#5aa7f3" draw:textarea-horizontal-align="justify" draw:textarea-vertical-align="middle" draw:auto-grow-height="false" fo:min-height="1.063cm" fo:min-width="3.1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color="#00ffff" draw:fill-color="#d0d0d0" draw:textarea-horizontal-align="justify" draw:textarea-vertical-align="middle" draw:auto-grow-height="false" fo:min-height="24.896cm" fo:min-width="23.63cm"/>
    </style:style>
    <style:style style:name="gr41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3.16cm"/>
      <style:paragraph-properties style:writing-mode="lr-tb"/>
    </style:style>
    <style:style style:name="gr42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2.144cm"/>
      <style:paragraph-properties style:writing-mode="lr-tb"/>
    </style:style>
    <style:style style:name="gr43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2.906cm"/>
      <style:paragraph-properties style:writing-mode="lr-tb"/>
    </style:style>
    <style:style style:name="gr44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2.923cm"/>
      <style:paragraph-properties style:writing-mode="lr-tb"/>
    </style:style>
    <style:style style:name="gr45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2.661cm"/>
      <style:paragraph-properties style:writing-mode="lr-tb"/>
    </style:style>
    <style:style style:name="gr46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1.063cm" fo:min-width="3.685cm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0cm"/>
      <style:paragraph-properties style:writing-mode="lr-tb"/>
    </style:style>
    <style:style style:name="gr4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10.166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8.292cm" fo:min-width="0cm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6.514cm" fo:min-width="0cm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5.044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6" style:family="graphic" style:parent-style-name="standard">
      <style:graphic-properties draw:stroke="none" svg:stroke-color="#00ffff" draw:fill-color="#cde4fa" draw:textarea-horizontal-align="justify" draw:textarea-vertical-align="middle" draw:auto-grow-height="false" fo:min-height="23.88cm" fo:min-width="21.598cm"/>
    </style:style>
    <style:style style:name="gr57" style:family="graphic" style:parent-style-name="standard">
      <style:graphic-properties draw:stroke="none" svg:stroke-color="#00ffff" draw:fill-color="#adc8e3" draw:textarea-horizontal-align="justify" draw:textarea-vertical-align="middle" draw:auto-grow-height="false" fo:min-height="9.656cm" fo:min-width="9.914cm"/>
    </style:style>
    <style:style style:name="gr58" style:family="graphic" style:parent-style-name="standard">
      <style:graphic-properties draw:stroke="none" svg:stroke-color="#00ffff" draw:fill-color="#d0d0d0" draw:textarea-horizontal-align="justify" draw:textarea-vertical-align="middle" draw:auto-grow-height="false" fo:min-height="24.896cm" fo:min-width="19.05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3.246cm" fo:min-width="0cm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0.452cm" fo:min-width="0cm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3.394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de4fa"/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-color="#adc8e3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d0d0d0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solid"/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 style:writing-mode="lr-tb"/>
      <style:text-properties fo:font-size="22pt" style:font-size-asian="22pt" style:font-size-complex="22pt"/>
    </style:style>
    <style:style style:name="P6" style:family="paragraph">
      <loext:graphic-properties draw:fill-color="#5aa7f3"/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3" style:family="paragraph">
      <loext:graphic-properties draw:fill-color="#bababa"/>
      <style:paragraph-properties fo:text-align="center" style:writing-mode="lr-tb"/>
      <style:text-properties fo:font-size="22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22pt" style:font-size-asian="22pt" style:font-size-complex="22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bababa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  <style:text-properties fo:font-size="32pt" style:font-size-asian="32pt" style:font-size-complex="32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adc8e3"/>
      <style:paragraph-properties fo:text-align="center"/>
    </style:style>
    <style:style style:name="P24" style:family="paragraph">
      <loext:graphic-properties draw:fill-color="#5aa7f3"/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d0d0d0"/>
      <style:paragraph-properties fo:text-align="center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-color="#cde4fa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86cm" svg:height="29.402cm" svg:x="25.684cm" svg:y="2.694cm">
          <text:p text:style-name="P28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41cm" svg:height="15.166cm" svg:x="35.366cm" svg:y="13.125cm">
          <text:p text:style-name="P28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6.582cm" svg:height="29.368cm" svg:x="8.694cm" svg:y="2.712cm">
          <text:p text:style-name="P28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9.032cm" svg:y1="6.829cm" svg:x2="29.032cm" svg:y2="31.975cm">
          <text:p text:style-name="P28"><text:span text:style-name="T1"/></text:p>
        </draw:line>
        <draw:line draw:style-name="gr4" draw:text-style-name="P4" draw:layer="layout" svg:x1="35.182cm" svg:y1="6.667cm" svg:x2="35.182cm" svg:y2="31.887cm">
          <text:p text:style-name="P28"><text:span text:style-name="T1"/></text:p>
        </draw:line>
        <draw:line draw:style-name="gr4" draw:text-style-name="P4" draw:layer="layout" svg:x1="41.266cm" svg:y1="6.861cm" svg:x2="41.278cm" svg:y2="32.007cm">
          <text:p text:style-name="P28"><text:span text:style-name="T1"/></text:p>
        </draw:line>
        <draw:line draw:style-name="gr4" draw:text-style-name="P4" draw:layer="layout" svg:x1="47.374cm" svg:y1="6.829cm" svg:x2="47.374cm" svg:y2="31.975cm">
          <text:p text:style-name="P28"><text:span text:style-name="T1"/></text:p>
        </draw:line>
        <draw:custom-shape draw:style-name="gr5" draw:text-style-name="P6" draw:layer="layout" svg:width="5.716cm" svg:height="2.812cm" svg:x="38.494cm" svg:y="4.017cm">
          <text:p text:style-name="P5"><text:span text:style-name="T1">scenarioRun</text:span></text:p>
          <text:p text:style-name="P5"><text:span text:style-name="T1">:RemoteScen-</text:span></text:p>
          <text:p text:style-name="P5"><text:span text:style-name="T1">arioRu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6.338cm" svg:height="2.812cm" svg:x="26.026cm" svg:y="4.017cm">
          <text:p text:style-name="P5"><text:span text:style-name="T1">remoteManager</text:span></text:p>
          <text:p text:style-name="P5"><text:span text:style-name="T1">:Remote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8.128cm" svg:height="1.352cm" svg:x="25.814cm" svg:y="2.694cm">
          <draw:text-box>
            <text:p text:style-name="P7"><text:span text:style-name="T2">Simulatio</text:span><text:span text:style-name="T2">n</text:span></text:p>
          </draw:text-box>
        </draw:frame>
        <draw:custom-shape draw:style-name="gr8" draw:text-style-name="P6" draw:layer="layout" svg:width="5.08cm" svg:height="2.812cm" svg:x="44.727cm" svg:y="4.017cm">
          <text:p text:style-name="P5"><text:span text:style-name="T1">simulation</text:span></text:p>
          <text:p text:style-name="P5"><text:span text:style-name="T1">:Simul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381cm" svg:height="1.723cm" svg:x="47.156cm" svg:y="1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37cm" svg:height="21.515cm" svg:x="28.916cm" svg:y="9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81cm" svg:height="18.561cm" svg:x="35.096cm" svg:y="11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7.366cm" svg:height="1.621cm" svg:x="47.52cm" svg:y="15.021cm">
          <draw:text-box>
            <text:p><text:span text:style-name="T1">1 time step</text:span></text:p>
          </draw:text-box>
        </draw:frame>
        <draw:custom-shape draw:style-name="gr8" draw:text-style-name="P6" draw:layer="layout" svg:width="5.08cm" svg:height="2.812cm" svg:x="32.906cm" svg:y="4.017cm">
          <text:p text:style-name="P5"><text:span text:style-name="T1">CurrentSim</text:span></text:p>
          <text:p text:style-name="P5"><text:span text:style-name="T1">Thread</text:span></text:p>
          <text:p text:style-name="P5"><text:span text:style-name="T1">:Thre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402cm" svg:height="16.592cm" svg:x="41.13cm" svg:y="13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35.466cm" svg:y1="13.125cm" svg:x2="41.23cm" svg:y2="13.125cm">
          <text:p/>
        </draw:line>
        <draw:frame draw:style-name="gr15" draw:text-style-name="P10" draw:layer="layout" svg:width="2.794cm" svg:height="1.119cm" svg:x="37.228cm" svg:y="12.206cm">
          <draw:text-box>
            <text:p><text:span text:style-name="T1">starts</text:span></text:p>
          </draw:text-box>
        </draw:frame>
        <draw:frame draw:style-name="gr16" draw:text-style-name="P10" draw:layer="layout" svg:width="2.794cm" svg:height="1.119cm" svg:x="30.994cm" svg:y="10.813cm">
          <draw:text-box>
            <text:p><text:span text:style-name="T1">starts</text:span></text:p>
          </draw:text-box>
        </draw:frame>
        <draw:line draw:style-name="gr14" draw:text-style-name="P11" draw:layer="layout" svg:x1="41.511cm" svg:y1="14.616cm" svg:x2="47.366cm" svg:y2="14.616cm">
          <text:p/>
        </draw:line>
        <draw:frame draw:style-name="gr16" draw:text-style-name="P10" draw:layer="layout" svg:width="2.794cm" svg:height="1.119cm" svg:x="43.5cm" svg:y="13.684cm">
          <draw:text-box>
            <text:p><text:span text:style-name="T1">starts</text:span></text:p>
          </draw:text-box>
        </draw:frame>
        <draw:line draw:style-name="gr14" draw:text-style-name="P11" draw:layer="layout" svg:x1="47.41cm" svg:y1="16.339cm" svg:x2="21.334cm" svg:y2="16.339cm">
          <text:p/>
        </draw:line>
        <draw:frame draw:style-name="gr17" draw:text-style-name="P10" draw:layer="layout" svg:width="4.094cm" svg:height="3.608cm" svg:x="42.7cm" svg:y="15.399cm">
          <draw:text-box>
            <text:p><text:span text:style-name="T1">notifies listeners</text:span></text:p>
          </draw:text-box>
        </draw:frame>
        <draw:line draw:style-name="gr14" draw:text-style-name="P11" draw:layer="layout" svg:x1="21.196cm" svg:y1="11.065cm" svg:x2="28.916cm" svg:y2="11.065cm">
          <text:p/>
        </draw:line>
        <draw:custom-shape draw:style-name="gr18" draw:text-style-name="P13" draw:layer="layout" svg:width="6.56cm" svg:height="2.768cm" svg:x="18.438cm" svg:y="4.017cm">
          <text:p text:style-name="P5"><text:span text:style-name="T1">commandHandler</text:span></text:p>
          <text:p text:style-name="P12"><text:span text:style-name="T3">:</text:span><text:span text:style-name="T1">CommandHand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1.166cm" svg:y1="6.861cm" svg:x2="21.166cm" svg:y2="31.984cm">
          <text:p text:style-name="P28"><text:span text:style-name="T1"/></text:p>
        </draw:line>
        <draw:custom-shape draw:style-name="gr19" draw:text-style-name="P13" draw:layer="layout" svg:width="5.08cm" svg:height="2.812cm" svg:x="12.706cm" svg:y="4.017cm">
          <text:p text:style-name="P5"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H</text:span><text:span text:style-name="T1">a</text:span><text:span text:style-name="T1">n</text:span><text:span text:style-name="T1">d</text:span><text:span text:style-name="T1">l</text:span><text:span text:style-name="T1">e</text:span><text:span text:style-name="T1">r</text:span></text:p>
          <text:p text:style-name="P5"><text:span text:style-name="T1">: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H</text:span><text:span text:style-name="T1">a</text:span><text:span text:style-name="T1">n</text:span><text:span text:style-name="T1">d</text:span><text:span text:style-name="T1">l</text:span><text:span text:style-name="T1">e</text:span><text:span text:style-name="T1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1" draw:layer="layout" svg:x1="15.5cm" svg:y1="9.454cm" svg:x2="28.816cm" svg:y2="9.454cm">
          <text:p/>
        </draw:line>
        <draw:line draw:style-name="gr4" draw:text-style-name="P4" draw:layer="layout" svg:x1="15.5cm" svg:y1="6.971cm" svg:x2="15.47cm" svg:y2="28.807cm">
          <text:p text:style-name="P28"><text:span text:style-name="T1"/></text:p>
        </draw:line>
        <draw:frame draw:style-name="gr20" draw:text-style-name="P10" draw:layer="layout" svg:width="7.77cm" svg:height="2.999cm" svg:x="21.496cm" svg:y="10.067cm">
          <draw:text-box>
            <text:p><text:span text:style-name="T1">provides </text:span><text:span text:style-name="T1">scenario </text:span></text:p>
          </draw:text-box>
        </draw:frame>
        <draw:frame draw:style-name="gr20" draw:text-style-name="P10" draw:layer="layout" svg:width="6.858cm" svg:height="2.999cm" svg:x="21.196cm" svg:y="8.493cm">
          <draw:text-box>
            <text:p><text:span text:style-name="T1">create</text:span></text:p>
          </draw:text-box>
        </draw:frame>
        <draw:custom-shape draw:style-name="gr21" draw:text-style-name="P9" draw:layer="layout" svg:width="0.378cm" svg:height="23.337cm" svg:x="15.346cm" svg:y="8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386cm" svg:height="20.678cm" svg:x="20.926cm" svg:y="10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1" draw:layer="layout" svg:x1="0.3cm" svg:y1="8.282cm" svg:x2="15.346cm" svg:y2="8.299cm">
          <text:p/>
        </draw:line>
        <draw:frame draw:style-name="gr24" draw:text-style-name="P8" draw:layer="layout" svg:width="14.086cm" svg:height="2.378cm" svg:x="8.996cm" svg:y="2.712cm">
          <draw:text-box>
            <text:p text:style-name="P7"><text:span text:style-name="T2">Traffic Control </text:span><text:span text:style-name="T2">Interface</text:span></text:p>
          </draw:text-box>
        </draw:frame>
        <draw:line draw:style-name="gr23" draw:text-style-name="P11" draw:layer="layout" svg:x1="20.926cm" svg:y1="16.41cm" svg:x2="0.3cm" svg:y2="16.326cm">
          <text:p/>
        </draw:line>
        <draw:line draw:style-name="gr23" draw:text-style-name="P11" draw:layer="layout" svg:x1="0.3cm" svg:y1="18.012cm" svg:x2="20.926cm" svg:y2="18.012cm">
          <text:p/>
        </draw:line>
        <draw:line draw:style-name="gr14" draw:text-style-name="P11" draw:layer="layout" svg:x1="21.334cm" svg:y1="18.049cm" svg:x2="47.156cm" svg:y2="18.049cm">
          <text:p/>
        </draw:line>
        <draw:frame draw:style-name="gr12" draw:text-style-name="P10" draw:layer="layout" svg:width="6.966cm" svg:height="1.621cm" svg:x="21.85cm" svg:y="17.064cm">
          <draw:text-box>
            <text:p><text:span text:style-name="T1">triggers next step</text:span></text:p>
          </draw:text-box>
        </draw:frame>
        <draw:custom-shape draw:style-name="gr25" draw:text-style-name="P9" draw:layer="layout" svg:width="0.381cm" svg:height="1.576cm" svg:x="47.156cm" svg:y="2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7.366cm" svg:height="1.622cm" svg:x="47.41cm" svg:y="18.221cm">
          <draw:text-box>
            <text:p><text:span text:style-name="T1">1 time step</text:span></text:p>
          </draw:text-box>
        </draw:frame>
        <draw:frame draw:style-name="gr17" draw:text-style-name="P10" draw:layer="layout" svg:width="4.094cm" svg:height="3.608cm" svg:x="42.7cm" svg:y="18.695cm">
          <draw:text-box>
            <text:p><text:span text:style-name="T1">notifies listeners</text:span></text:p>
          </draw:text-box>
        </draw:frame>
        <draw:line draw:style-name="gr14" draw:text-style-name="P11" draw:layer="layout" svg:x1="47.411cm" svg:y1="19.634cm" svg:x2="21.335cm" svg:y2="19.634cm">
          <text:p/>
        </draw:line>
        <draw:line draw:style-name="gr23" draw:text-style-name="P11" draw:layer="layout" svg:x1="20.874cm" svg:y1="19.712cm" svg:x2="0.3cm" svg:y2="19.712cm">
          <text:p/>
        </draw:line>
        <draw:frame draw:style-name="gr12" draw:text-style-name="P10" draw:layer="layout" svg:width="6.966cm" svg:height="1.621cm" svg:x="1.9cm" svg:y="7.201cm">
          <draw:text-box>
            <text:p><text:span text:style-name="T1">Start simulation</text:span></text:p>
          </draw:text-box>
        </draw:frame>
        <draw:frame draw:style-name="gr27" draw:text-style-name="P10" draw:layer="layout" svg:width="8.938cm" svg:height="1.926cm" svg:x="0.946cm" svg:y="16.99cm">
          <draw:text-box>
            <text:p><text:span text:style-name="T1">Simulate next step</text:span></text:p>
          </draw:text-box>
        </draw:frame>
        <draw:frame draw:style-name="gr28" draw:text-style-name="P10" draw:layer="layout" svg:width="6.966cm" svg:height="5.169cm" svg:x="1.78cm" svg:y="15.244cm">
          <draw:text-box>
            <text:p><text:span text:style-name="T1">Simulation </text:span><text:span text:style-name="T1">data</text:span></text:p>
          </draw:text-box>
        </draw:frame>
        <draw:frame draw:style-name="gr29" draw:text-style-name="P10" draw:layer="layout" svg:width="6.966cm" svg:height="5.168cm" svg:x="1.616cm" svg:y="18.643cm">
          <draw:text-box>
            <text:p><text:span text:style-name="T1">Simul</text:span><text:span text:style-name="T1">ation </text:span><text:span text:style-name="T1">data</text:span></text:p>
          </draw:text-box>
        </draw:frame>
        <draw:frame draw:style-name="gr27" draw:text-style-name="P15" draw:layer="layout" svg:width="6.86cm" svg:height="1.987cm" svg:x="0.854cm" svg:y="20.262cm">
          <draw:text-box>
            <text:p text:style-name="P14"><text:span text:style-name="T1">Stimulus: </text:span><text:span text:style-name="T1">Route </text:span><text:span text:style-name="T1">recommendati</text:span><text:span text:style-name="T1">on</text:span></text:p>
          </draw:text-box>
        </draw:frame>
        <draw:line draw:style-name="gr23" draw:text-style-name="P11" draw:layer="layout" svg:x1="0.3cm" svg:y1="22.252cm" svg:x2="20.926cm" svg:y2="22.252cm">
          <text:p/>
        </draw:line>
        <draw:line draw:style-name="gr23" draw:text-style-name="P11" draw:layer="layout" svg:x1="0.3cm" svg:y1="23.706cm" svg:x2="20.926cm" svg:y2="23.706cm">
          <text:p/>
        </draw:line>
        <draw:frame draw:style-name="gr27" draw:text-style-name="P10" draw:layer="layout" svg:width="8.938cm" svg:height="1.926cm" svg:x="0.952cm" svg:y="22.688cm">
          <draw:text-box>
            <text:p><text:span text:style-name="T1">Simulate next step</text:span></text:p>
          </draw:text-box>
        </draw:frame>
        <draw:frame draw:style-name="gr26" draw:text-style-name="P10" draw:layer="layout" svg:width="6.966cm" svg:height="1.622cm" svg:x="21.65cm" svg:y="21.232cm">
          <draw:text-box>
            <text:p><text:span text:style-name="T1">add stimulus</text:span></text:p>
          </draw:text-box>
        </draw:frame>
        <draw:line draw:style-name="gr14" draw:text-style-name="P11" draw:layer="layout" svg:x1="21.334cm" svg:y1="22.216cm" svg:x2="41.13cm" svg:y2="22.216cm">
          <text:p/>
        </draw:line>
        <draw:custom-shape draw:style-name="gr30" draw:text-style-name="P9" draw:layer="layout" svg:width="0.381cm" svg:height="1.724cm" svg:x="47.156cm" svg:y="17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21.312cm" svg:y1="23.671cm" svg:x2="47.134cm" svg:y2="23.671cm">
          <text:p/>
        </draw:line>
        <draw:frame draw:style-name="gr26" draw:text-style-name="P10" draw:layer="layout" svg:width="6.966cm" svg:height="1.622cm" svg:x="21.85cm" svg:y="22.589cm">
          <draw:text-box>
            <text:p><text:span text:style-name="T1">triggers next </text:span><text:span text:style-name="T1">step</text:span></text:p>
          </draw:text-box>
        </draw:frame>
        <draw:frame draw:style-name="gr12" draw:text-style-name="P10" draw:layer="layout" svg:width="7.366cm" svg:height="1.621cm" svg:x="47.574cm" svg:y="23.731cm">
          <draw:text-box>
            <text:p><text:span text:style-name="T1">1 time step</text:span></text:p>
          </draw:text-box>
        </draw:frame>
        <draw:frame draw:style-name="gr26" draw:text-style-name="P10" draw:layer="layout" svg:width="6.966cm" svg:height="1.622cm" svg:x="0.654cm" svg:y="26.926cm">
          <draw:text-box>
            <text:p><text:span text:style-name="T1">Finish </text:span><text:span text:style-name="T1">simulation</text:span></text:p>
          </draw:text-box>
        </draw:frame>
        <draw:line draw:style-name="gr23" draw:text-style-name="P11" draw:layer="layout" svg:x1="0.3cm" svg:y1="28.202cm" svg:x2="40.23cm" svg:y2="28.309cm">
          <text:p/>
        </draw:line>
        <draw:custom-shape draw:style-name="gr31" draw:text-style-name="P17" draw:layer="layout" svg:width="2.729cm" svg:height="2.812cm" svg:x="9.307cm" svg:y="4.017cm">
          <text:p text:style-name="P16"><text:span text:style-name="T4">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44.704cm" svg:height="32.004cm" svg:x="8.174cm" svg:y="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47.366cm" svg:y1="25.195cm" svg:x2="44.172cm" svg:y2="25.195cm">
          <text:p/>
        </draw:line>
        <draw:custom-shape draw:style-name="gr33" draw:text-style-name="P9" draw:layer="layout" svg:width="0.381cm" svg:height="0.936cm" svg:x="47.156cm" svg:y="25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0.381cm" svg:height="0.936cm" svg:x="47.156cm" svg:y="26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41.13cm" svg:y1="29.679cm" svg:x2="35.477cm" svg:y2="29.679cm">
          <text:p/>
        </draw:line>
        <draw:line draw:style-name="gr14" draw:text-style-name="P19" draw:layer="layout" svg:x1="35.131cm" svg:y1="30.357cm" svg:x2="29.286cm" svg:y2="30.357cm">
          <text:p/>
        </draw:line>
        <draw:line draw:style-name="gr14" draw:text-style-name="P19" draw:layer="layout" svg:x1="28.816cm" svg:y1="30.885cm" svg:x2="21.312cm" svg:y2="30.885cm">
          <text:p/>
        </draw:line>
        <draw:line draw:style-name="gr4" draw:text-style-name="P4" draw:layer="layout" svg:x1="10.414cm" svg:y1="6.971cm" svg:x2="10.414cm" svg:y2="32.08cm">
          <text:p/>
        </draw:line>
        <draw:line draw:style-name="gr14" draw:text-style-name="P19" draw:layer="layout" svg:x1="20.958cm" svg:y1="31.685cm" svg:x2="11.814cm" svg:y2="31.685cm">
          <text:p/>
        </draw:line>
        <draw:frame draw:style-name="gr26" draw:text-style-name="P10" draw:layer="layout" svg:width="7.366cm" svg:height="1.622cm" svg:x="47.628cm" svg:y="26.893cm">
          <draw:text-box>
            <text:p><text:span text:style-name="T1">Last step</text:span></text:p>
          </draw:text-box>
        </draw:frame>
        <draw:frame draw:style-name="gr12" draw:text-style-name="P10" draw:layer="layout" svg:width="7.366cm" svg:height="1.621cm" svg:x="47.537cm" svg:y="25.782cm">
          <draw:text-box>
            <text:p><text:span text:style-name="T1">...</text:span></text:p>
          </draw:text-box>
        </draw:frame>
        <draw:line draw:style-name="gr14" draw:text-style-name="P11" draw:layer="layout" svg:x1="29.266cm" svg:y1="11.759cm" svg:x2="35.366cm" svg:y2="11.759cm">
          <text:p/>
        </draw:line>
        <draw:frame draw:style-name="gr34" draw:text-style-name="P21" draw:layer="layout" svg:width="9.652cm" svg:height="1.539cm" svg:x="43.226cm" svg:y="0.655cm">
          <draw:text-box>
            <text:p text:style-name="P20"><text:span text:style-name="T5">vadere-server.jar</text:span></text:p>
          </draw:text-box>
        </draw:frame>
        <draw:frame draw:style-name="gr34" draw:text-style-name="P21" draw:layer="layout" svg:width="5.08cm" svg:height="1.539cm" svg:x="0.3cm" svg:y="0.647cm">
          <draw:text-box>
            <text:p text:style-name="P20"><text:span text:style-name="T5">Network</text:span></text:p>
          </draw:text-box>
        </draw:frame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6" draw:text-style-name="P23" draw:layer="layout" svg:width="14.478cm" svg:height="9.906cm" svg:x="40.386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4.573cm" svg:height="1.455cm" svg:x="42.942cm" svg:y="3.625cm">
          <text:p text:style-name="P16"><text:span text:style-name="T6">scenarioRun</text:span></text:p>
          <text:p text:style-name="P16"><text:span text:style-name="T6">:RemoteScenario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3.811cm" svg:height="1.455cm" svg:x="33.124cm" svg:y="3.559cm">
          <text:p text:style-name="P16"><text:span text:style-name="T6">remoteManager</text:span></text:p>
          <text:p text:style-name="P16"><text:span text:style-name="T6">:Remote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5" draw:layer="layout" svg:width="8.128cm" svg:height="0.962cm" svg:x="33.274cm" svg:y="1.07cm">
          <draw:text-box>
            <text:p>Simulation</text:p>
          </draw:text-box>
        </draw:frame>
        <draw:custom-shape draw:style-name="gr38" draw:text-style-name="P24" draw:layer="layout" svg:width="3.811cm" svg:height="1.455cm" svg:x="48.375cm" svg:y="3.609cm">
          <text:p text:style-name="P16"><text:span text:style-name="T6">simulation</text:span></text:p>
          <text:p text:style-name="P16"><text:span text:style-name="T6">: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layer="layout" svg:width="24.13cm" svg:height="25.146cm" svg:x="7.8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5" draw:layer="layout" svg:width="8.128cm" svg:height="0.962cm" svg:x="8.136cm" svg:y="1.07cm">
          <draw:text-box>
            <text:p>Traffic Control Interface</text:p>
          </draw:text-box>
        </draw:frame>
        <draw:custom-shape draw:style-name="gr41" draw:text-style-name="P17" draw:layer="layout" svg:width="3.802cm" svg:height="1.455cm" svg:x="23.371cm" svg:y="3.559cm">
          <text:p text:style-name="P16"><text:span text:style-name="T6">clientHandler</text:span></text:p>
          <text:p text:style-name="P16"><text:span text:style-name="T6">:Client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2.786cm" svg:height="1.455cm" svg:x="8.382cm" svg:y="3.556cm">
          <text:p text:style-name="P16"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/text:p>
          <text:p text:style-name="P16"><text:span text:style-name="T6">: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3.548cm" svg:height="1.455cm" svg:x="11.685cm" svg:y="3.556cm">
          <text:p text:style-name="P16"><text:span text:style-name="T6">serverSocket</text:span></text:p>
          <text:p text:style-name="P16"><text:span text:style-name="T6">:Server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7" draw:layer="layout" svg:width="3.565cm" svg:height="1.455cm" svg:x="15.487cm" svg:y="3.556cm">
          <text:p text:style-name="P16"><text:span text:style-name="T6">server</text:span></text:p>
          <text:p text:style-name="P16"><text:span text:style-name="T6">:Vadere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3.303cm" svg:height="1.455cm" svg:x="19.56cm" svg:y="3.559cm">
          <text:p text:style-name="P16"><text:span text:style-name="T6">clientSocket</text:span></text:p>
          <text:p text:style-name="P16"><text:span text:style-name="T6">:Vadere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7" draw:layer="layout" svg:width="4.327cm" svg:height="1.455cm" svg:x="27.427cm" svg:y="3.562cm">
          <text:p text:style-name="P16"><text:span text:style-name="T6">command</text:span><text:span text:style-name="T6">Executor</text:span></text:p>
          <text:p text:style-name="P16"><text:span text:style-name="T6">:Command</text:span><text:span text:style-name="T6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0.254cm" svg:height="1.778cm" svg:x="50.292cm" svg:y="15.968cm">
          <text:p/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24.892cm" svg:y1="6.096cm" svg:x2="29.718cm" svg:y2="6.096cm">
          <text:p/>
        </draw:line>
        <draw:line draw:style-name="gr49" draw:text-style-name="P11" draw:layer="layout" svg:x1="25.654cm" svg:y1="7.474cm" svg:x2="32.258cm" svg:y2="7.474cm">
          <text:p/>
        </draw:line>
        <draw:line draw:style-name="gr49" draw:text-style-name="P27" draw:layer="layout" svg:x1="21.09cm" svg:y1="10.414cm" svg:x2="30.488cm" svg:y2="10.414cm">
          <text:p/>
        </draw:line>
        <draw:custom-shape draw:style-name="gr50" draw:text-style-name="P28" draw:layer="layout" svg:width="0.254cm" svg:height="10.416cm" svg:x="9.406cm" svg:y="5.078cm">
          <text:p/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0.508cm" svg:y1="5.842cm" svg:x2="9.906cm" svg:y2="5.842cm">
          <text:p/>
        </draw:line>
        <draw:frame draw:style-name="gr51" draw:text-style-name="P25" draw:layer="layout" svg:width="7.366cm" svg:height="1.673cm" svg:x="1.016cm" svg:y="4.826cm">
          <draw:text-box>
            <text:p>Start vadere-server.jar</text:p>
          </draw:text-box>
        </draw:frame>
        <draw:frame draw:style-name="gr51" draw:text-style-name="P25" draw:layer="layout" svg:width="7.366cm" svg:height="1.673cm" svg:x="1.27cm" svg:y="9.652cm">
          <draw:text-box>
            <text:p>Send *scenario</text:p>
          </draw:text-box>
        </draw:frame>
        <draw:frame draw:style-name="gr51" draw:text-style-name="P25" draw:layer="layout" svg:width="7.366cm" svg:height="1.673cm" svg:x="1.27cm" svg:y="12.043cm">
          <draw:text-box>
            <text:p>Forward simulation</text:p>
          </draw:text-box>
        </draw:frame>
        <draw:frame draw:style-name="gr51" draw:text-style-name="P25" draw:layer="layout" svg:width="7.366cm" svg:height="1.673cm" svg:x="1.27cm" svg:y="11.027cm">
          <draw:text-box>
            <text:p>get position data</text:p>
          </draw:text-box>
        </draw:frame>
        <draw:frame draw:style-name="gr51" draw:text-style-name="P25" draw:layer="layout" svg:width="7.366cm" svg:height="1.673cm" svg:x="1.27cm" svg:y="13.059cm">
          <draw:text-box>
            <text:p>Send stimulus </text:p>
          </draw:text-box>
        </draw:frame>
        <draw:frame draw:style-name="gr51" draw:text-style-name="P25" draw:layer="layout" svg:width="7.366cm" svg:height="1.673cm" svg:x="1.27cm" svg:y="14.024cm">
          <draw:text-box>
            <text:p>Forward simulation</text:p>
          </draw:text-box>
        </draw:frame>
        <draw:custom-shape draw:style-name="gr52" draw:text-style-name="P9" draw:layer="layout" svg:width="0.254cm" svg:height="18.542cm" svg:x="13.208cm" svg:y="5.5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17.272cm" svg:y="5.5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25.4cm" svg:y="5.5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29.464cm" svg:y="5.33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35.052cm" svg:y="10.8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254cm" svg:height="16.764cm" svg:x="40.132cm" svg:y="12.92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7.366cm" svg:height="1.673cm" svg:x="51.054cm" svg:y="16.361cm">
          <draw:text-box>
            <text:p>1 ime step</text:p>
          </draw:text-box>
        </draw:frame>
        <draw:custom-shape draw:style-name="gr37" draw:text-style-name="P24" draw:layer="layout" svg:width="4.573cm" svg:height="1.455cm" svg:x="37.554cm" svg:y="3.625cm">
          <text:p text:style-name="P16"><text:span text:style-name="T6">currentSimThread</text:span></text:p>
          <text:p text:style-name="P16"><text:span text:style-name="T6">: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9" draw:layer="layout" svg:width="0.254cm" svg:height="15.294cm" svg:x="45.466cm" svg:y="14.39cm">
          <text:p/>
          <draw:enhanced-geometry svg:viewBox="0 0 21600 21600" draw:type="rectangle" draw:enhanced-path="M 0 0 L 21600 0 21600 21600 0 21600 0 0 Z N"/>
        </draw:custom-shape>
        <draw:line draw:style-name="gr49" draw:text-style-name="P11" draw:layer="layout" svg:x1="40.386cm" svg:y1="14.698cm" svg:x2="45.466cm" svg:y2="14.698cm">
          <text:p/>
        </draw:line>
        <draw:frame draw:style-name="gr55" draw:text-style-name="P25" draw:layer="layout" svg:width="2.794cm" svg:height="1.016cm" svg:x="42.164cm" svg:y="13.682cm">
          <draw:text-box>
            <text:p>starts</text:p>
          </draw:text-box>
        </draw:frame>
        <draw:line draw:style-name="gr49" draw:text-style-name="P11" draw:layer="layout" svg:x1="35.052cm" svg:y1="13.05cm" svg:x2="40.132cm" svg:y2="13.05cm">
          <text:p/>
        </draw:line>
        <draw:frame draw:style-name="gr55" draw:text-style-name="P25" draw:layer="layout" svg:width="2.794cm" svg:height="1.016cm" svg:x="36.322cm" svg:y="12.134cm">
          <draw:text-box>
            <text:p>starts</text:p>
          </draw:text-box>
        </draw:frame>
        <draw:line draw:style-name="gr49" draw:text-style-name="P11" draw:layer="layout" svg:x1="45.72cm" svg:y1="16.222cm" svg:x2="50.292cm" svg:y2="16.222cm">
          <text:p/>
        </draw:line>
        <draw:frame draw:style-name="gr55" draw:text-style-name="P25" draw:layer="layout" svg:width="2.794cm" svg:height="1.016cm" svg:x="46.736cm" svg:y="15.206cm">
          <draw:text-box>
            <text:p>starts</text:p>
          </draw:text-box>
        </draw:frame>
        <draw:line draw:style-name="gr49" draw:text-style-name="P11" draw:layer="layout" svg:x1="50.292cm" svg:y1="17.492cm" svg:x2="45.72cm" svg:y2="17.492cm">
          <text:p/>
        </draw:line>
        <draw:frame draw:style-name="gr51" draw:text-style-name="P25" draw:layer="layout" svg:width="2.794cm" svg:height="1.673cm" svg:x="46.736cm" svg:y="16.676cm">
          <draw:text-box>
            <text:p>notifies listener</text:p>
          </draw:text-box>
        </draw:frame>
        <presentation:notes draw:style-name="dp1">
          <draw:page-thumbnail draw:style-name="gr35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6" draw:text-style-name="P29" draw:layer="layout" svg:width="22.098cm" svg:height="24.13cm" svg:x="29.464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10.414cm" svg:height="9.906cm" svg:x="37.338cm" svg:y="12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4.573cm" svg:height="1.455cm" svg:x="39.494cm" svg:y="4.271cm">
          <text:p text:style-name="P16"><text:span text:style-name="T6">scenarioRun</text:span></text:p>
          <text:p text:style-name="P16"><text:span text:style-name="T6">:RemoteScenario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3.811cm" svg:height="1.455cm" svg:x="30.476cm" svg:y="4.205cm">
          <text:p text:style-name="P16"><text:span text:style-name="T6">remoteManager</text:span></text:p>
          <text:p text:style-name="P16"><text:span text:style-name="T6">:Remote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5" draw:layer="layout" svg:width="8.128cm" svg:height="0.962cm" svg:x="30.626cm" svg:y="2.116cm">
          <draw:text-box>
            <text:p>Simulation</text:p>
          </draw:text-box>
        </draw:frame>
        <draw:custom-shape draw:style-name="gr38" draw:text-style-name="P24" draw:layer="layout" svg:width="3.811cm" svg:height="1.455cm" svg:x="44.327cm" svg:y="4.255cm">
          <text:p text:style-name="P16"><text:span text:style-name="T6">simulation</text:span></text:p>
          <text:p text:style-name="P16"><text:span text:style-name="T6">: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9.55cm" svg:height="25.146cm" svg:x="4.364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5" draw:layer="layout" svg:width="8.128cm" svg:height="0.962cm" svg:x="4.618cm" svg:y="1.578cm">
          <draw:text-box>
            <text:p>Traffic Control Interface</text:p>
          </draw:text-box>
        </draw:frame>
        <draw:custom-shape draw:style-name="gr41" draw:text-style-name="P17" draw:layer="layout" svg:width="3.802cm" svg:height="1.455cm" svg:x="19.153cm" svg:y="4.067cm">
          <text:p text:style-name="P16"><text:span text:style-name="T6">clientHandler</text:span></text:p>
          <text:p text:style-name="P16"><text:span text:style-name="T6">:Client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2.786cm" svg:height="1.455cm" svg:x="4.764cm" svg:y="4.064cm">
          <text:p text:style-name="P16"><text:span text:style-name="T6">manager</text:span></text:p>
          <text:p text:style-name="P16"><text:span text:style-name="T6">: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3.548cm" svg:height="1.455cm" svg:x="7.867cm" svg:y="4.064cm">
          <text:p text:style-name="P16"><text:span text:style-name="T6">serverSocket</text:span></text:p>
          <text:p text:style-name="P16"><text:span text:style-name="T6">:Server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7" draw:layer="layout" svg:width="3.565cm" svg:height="1.455cm" svg:x="11.669cm" svg:y="4.064cm">
          <text:p text:style-name="P16"><text:span text:style-name="T6">server</text:span></text:p>
          <text:p text:style-name="P16"><text:span text:style-name="T6">:Vadere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3.303cm" svg:height="1.455cm" svg:x="15.542cm" svg:y="4.067cm">
          <text:p text:style-name="P16"><text:span text:style-name="T6">clientSocket</text:span></text:p>
          <text:p text:style-name="P16"><text:span text:style-name="T6">:Vadere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0.254cm" svg:height="1.778cm" svg:x="47.244cm" svg:y="15.914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7.366cm" svg:height="1.673cm" svg:x="-2cm" svg:y="-0.254cm">
          <draw:text-box>
            <text:p>Start vadere-server.jar</text:p>
          </draw:text-box>
        </draw:frame>
        <draw:frame draw:style-name="gr51" draw:text-style-name="P25" draw:layer="layout" svg:width="7.366cm" svg:height="1.673cm" svg:x="-0.03cm" svg:y="9.652cm">
          <draw:text-box>
            <text:p>Send *scenario</text:p>
          </draw:text-box>
        </draw:frame>
        <draw:frame draw:style-name="gr51" draw:text-style-name="P25" draw:layer="layout" svg:width="7.366cm" svg:height="1.673cm" svg:x="-0.03cm" svg:y="12.043cm">
          <draw:text-box>
            <text:p>Forward simulation</text:p>
          </draw:text-box>
        </draw:frame>
        <draw:frame draw:style-name="gr51" draw:text-style-name="P25" draw:layer="layout" svg:width="7.366cm" svg:height="1.673cm" svg:x="-0.03cm" svg:y="11.027cm">
          <draw:text-box>
            <text:p>get position data</text:p>
          </draw:text-box>
        </draw:frame>
        <draw:frame draw:style-name="gr51" draw:text-style-name="P25" draw:layer="layout" svg:width="7.366cm" svg:height="1.673cm" svg:x="-0.03cm" svg:y="13.059cm">
          <draw:text-box>
            <text:p>Send stimulus </text:p>
          </draw:text-box>
        </draw:frame>
        <draw:frame draw:style-name="gr51" draw:text-style-name="P25" draw:layer="layout" svg:width="7.366cm" svg:height="1.673cm" svg:x="-0.03cm" svg:y="14.024cm">
          <draw:text-box>
            <text:p>Forward simulation</text:p>
          </draw:text-box>
        </draw:frame>
        <draw:custom-shape draw:style-name="gr52" draw:text-style-name="P9" draw:layer="layout" svg:width="0.254cm" svg:height="18.542cm" svg:x="9.69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13.75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17.56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0.254cm" svg:height="18.542cm" svg:x="21.882cm" svg:y="6.09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0.254cm" svg:height="13.496cm" svg:x="32.004cm" svg:y="10.8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0.254cm" svg:height="10.702cm" svg:x="37.084cm" svg:y="12.866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7.366cm" svg:height="1.673cm" svg:x="47.752cm" svg:y="16.256cm">
          <draw:text-box>
            <text:p>1 time step</text:p>
          </draw:text-box>
        </draw:frame>
        <draw:custom-shape draw:style-name="gr37" draw:text-style-name="P24" draw:layer="layout" svg:width="4.573cm" svg:height="1.455cm" svg:x="34.606cm" svg:y="4.271cm">
          <text:p text:style-name="P16"><text:span text:style-name="T6">currentSimThread</text:span></text:p>
          <text:p text:style-name="P16"><text:span text:style-name="T6">: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9" draw:layer="layout" svg:width="0.254cm" svg:height="3.644cm" svg:x="42.418cm" svg:y="14.336cm">
          <text:p/>
          <draw:enhanced-geometry svg:viewBox="0 0 21600 21600" draw:type="rectangle" draw:enhanced-path="M 0 0 L 21600 0 21600 21600 0 21600 0 0 Z N"/>
        </draw:custom-shape>
        <draw:line draw:style-name="gr49" draw:text-style-name="P11" draw:layer="layout" svg:x1="37.338cm" svg:y1="14.644cm" svg:x2="42.418cm" svg:y2="14.644cm">
          <text:p/>
        </draw:line>
        <draw:frame draw:style-name="gr55" draw:text-style-name="P25" draw:layer="layout" svg:width="2.794cm" svg:height="1.016cm" svg:x="39.116cm" svg:y="13.628cm">
          <draw:text-box>
            <text:p>starts</text:p>
          </draw:text-box>
        </draw:frame>
        <draw:line draw:style-name="gr49" draw:text-style-name="P11" draw:layer="layout" svg:x1="32.004cm" svg:y1="12.996cm" svg:x2="37.084cm" svg:y2="12.996cm">
          <text:p/>
        </draw:line>
        <draw:frame draw:style-name="gr55" draw:text-style-name="P25" draw:layer="layout" svg:width="2.794cm" svg:height="1.016cm" svg:x="33.274cm" svg:y="12.08cm">
          <draw:text-box>
            <text:p>starts</text:p>
          </draw:text-box>
        </draw:frame>
        <draw:line draw:style-name="gr49" draw:text-style-name="P11" draw:layer="layout" svg:x1="42.672cm" svg:y1="16.168cm" svg:x2="47.244cm" svg:y2="16.168cm">
          <text:p/>
        </draw:line>
        <draw:frame draw:style-name="gr55" draw:text-style-name="P25" draw:layer="layout" svg:width="2.794cm" svg:height="1.016cm" svg:x="43.688cm" svg:y="15.152cm">
          <draw:text-box>
            <text:p>starts</text:p>
          </draw:text-box>
        </draw:frame>
        <draw:line draw:style-name="gr49" draw:text-style-name="P11" draw:layer="layout" svg:x1="47.244cm" svg:y1="17.438cm" svg:x2="42.672cm" svg:y2="17.438cm">
          <text:p/>
        </draw:line>
        <draw:frame draw:style-name="gr51" draw:text-style-name="P25" draw:layer="layout" svg:width="2.794cm" svg:height="1.673cm" svg:x="43.688cm" svg:y="16.622cm">
          <draw:text-box>
            <text:p>notifies listener</text:p>
          </draw:text-box>
        </draw:frame>
        <presentation:notes draw:style-name="dp1">
          <draw:page-thumbnail draw:style-name="gr35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3.34cm" fo:page-height="33.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57cm" svg:x="1cm" svg:y="3.487cm"/>
      <draw:page-thumbnail draw:layer="backgroundobjects" svg:width="8.999cm" svg:height="5.57cm" svg:x="1cm" svg:y="12.063cm"/>
      <draw:page-thumbnail draw:layer="backgroundobjects" svg:width="8.999cm" svg:height="5.57cm" svg:x="1cm" svg:y="20.639cm"/>
      <draw:page-thumbnail draw:layer="backgroundobjects" svg:width="8.999cm" svg:height="5.57cm" svg:x="11cm" svg:y="3.487cm"/>
      <draw:page-thumbnail draw:layer="backgroundobjects" svg:width="8.999cm" svg:height="5.57cm" svg:x="11cm" svg:y="12.063cm"/>
      <draw:page-thumbnail draw:layer="backgroundobjects" svg:width="8.999cm" svg:height="5.57cm" svg:x="11cm" svg:y="20.63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50:13.577777632</meta:creation-date>
    <dc:date>2023-10-24T10:47:59.570969593</dc:date>
    <meta:editing-duration>PT1H33M59S</meta:editing-duration>
    <meta:editing-cycles>32</meta:editing-cycles>
    <meta:generator>LibreOffice/6.4.7.2$Linux_X86_64 LibreOffice_project/40$Build-2</meta:generator>
    <meta:document-statistic meta:object-count="183"/>
  </office:meta>
</office:document-meta>
</file>